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eeeeee" draw:secondary-fill-color="#729fcf" draw:fill-gradient-name="Pastel_20_Bouque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gradient" draw:fill-color="#eeeeee" draw:fill-gradient-name="Pastel_20_Bouquet" draw:opacity="100%" draw:opacity-name="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194cm" fo:min-width="3.044cm"/>
    </style:style>
    <style:style style:name="gr5" style:family="graphic" style:parent-style-name="objectwithoutfill">
      <style:graphic-properties draw:stroke="dash" draw:stroke-dash="Dashed_20__28_var_29_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4.032cm" fo:min-width="9.071cm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1.45cm" fo:min-width="3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ott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fo:color="#ffffff" fo:font-weight="bold"/>
    </style:style>
    <style:style style:name="P2" style:family="paragraph">
      <loext:graphic-properties draw:fill="none" draw:fill-color="#ffffff"/>
      <style:text-properties fo:color="#ffffff" fo:font-weight="bold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5c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style:font-name="DejaVu Sans Mono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DejaVu Sans Mon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3.215cm" svg:height="13.105cm" svg:x="-1.017cm" svg:y="10.78cm" dr3d:transform="matrix (1 0 0 0 0.999665221216444 0.0258736447041563 0 -0.0258736447041563 0.999665221216444 0cm -0.000089041440521273cm 0.00687788942981289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72892531151714 -0.00776832690065409 0.231127185606487 -0.0034728166606606 0.998832167921546 0.0481896240863798 -0.231231620618055 -0.0476859876935534 0.971729378069861 -0.544648584242388cm -0.266292950770078cm -5.94466202291492E-021cm)" svg:viewBox="0 -5000 2500 10000" svg:d="M0-5000h250 250 500 500 500 250 250v10000h-250-250-500-500-500-250-250z"/>
        </dr3d:scene>
        <draw:frame draw:style-name="gr3" draw:text-style-name="P2" draw:layer="layout" svg:width="4.735cm" svg:height="0.962cm" svg:x="8.853cm" svg:y="21.9cm">
          <draw:text-box>
            <text:p text:style-name="P1">Storage (disk)</text:p>
          </draw:text-box>
        </draw:frame>
        <draw:g>
          <draw:custom-shape draw:style-name="gr4" draw:text-style-name="P3" draw:layer="layout" svg:width="3.7cm" svg:height="1.6cm" svg:x="3.9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4.083cm" svg:y="16.2cm">
            <draw:text-box>
              <text:p text:style-name="P4">8 kB </text:p>
              <text:p text:style-name="P4">data page</text:p>
            </draw:text-box>
          </draw:frame>
        </draw:g>
        <draw:g>
          <draw:custom-shape draw:style-name="gr4" draw:text-style-name="P3" draw:layer="layout" svg:width="3.7cm" svg:height="1.6cm" svg:x="8.2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8.383cm" svg:y="16.2cm">
            <draw:text-box>
              <text:p text:style-name="P4">8 kB </text:p>
              <text:p text:style-name="P4">data page</text:p>
            </draw:text-box>
          </draw:frame>
        </draw:g>
        <draw:g>
          <draw:custom-shape draw:style-name="gr4" draw:text-style-name="P3" draw:layer="layout" svg:width="3.7cm" svg:height="1.6cm" svg:x="3.901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4.084cm" svg:y="14cm">
            <draw:text-box>
              <text:p text:style-name="P4">8 kB </text:p>
              <text:p text:style-name="P4">data page</text:p>
            </draw:text-box>
          </draw:frame>
        </draw:g>
        <draw:g>
          <draw:custom-shape draw:style-name="gr4" draw:text-style-name="P3" draw:layer="layout" svg:width="3.7cm" svg:height="1.6cm" svg:x="8.201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8.384cm" svg:y="14cm">
            <draw:text-box>
              <text:p text:style-name="P4">8 kB </text:p>
              <text:p text:style-name="P4">data page</text:p>
            </draw:text-box>
          </draw:frame>
        </draw:g>
        <draw:g>
          <draw:custom-shape draw:style-name="gr4" draw:text-style-name="P3" draw:layer="layout" svg:width="3.7cm" svg:height="1.6cm" svg:x="3.901cm" svg:y="18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4.084cm" svg:y="18.3cm">
            <draw:text-box>
              <text:p text:style-name="P4">8 kB </text:p>
              <text:p text:style-name="P4">data page</text:p>
            </draw:text-box>
          </draw:frame>
        </draw:g>
        <draw:g>
          <draw:custom-shape draw:style-name="gr4" draw:text-style-name="P3" draw:layer="layout" svg:width="3.7cm" svg:height="1.6cm" svg:x="8.201cm" svg:y="18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317cm" svg:height="1.673cm" svg:x="8.384cm" svg:y="18.3cm">
            <draw:text-box>
              <text:p text:style-name="P4">8 kB </text:p>
              <text:p text:style-name="P4">data page</text:p>
            </draw:text-box>
          </draw:frame>
        </draw:g>
        <draw:line draw:style-name="gr5" draw:text-style-name="P6" draw:layer="layout" svg:x1="2.5cm" svg:y1="10.1cm" svg:x2="19.2cm" svg:y2="10.1cm">
          <text:p/>
        </draw:line>
        <draw:custom-shape draw:style-name="gr6" draw:text-style-name="P7" draw:layer="layout" svg:width="15.2cm" svg:height="6.8cm" svg:x="1.4cm" svg:y="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3" draw:layer="layout" svg:width="3.7cm" svg:height="1.6cm" svg:x="4.897cm" svg:y="4.4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52cm" svg:height="1.673cm" svg:x="5.08cm" svg:y="4.427cm">
            <draw:text-box>
              <text:p text:style-name="P4">8 kB </text:p>
              <text:p text:style-name="P4">data buffer</text:p>
            </draw:text-box>
          </draw:frame>
          <draw:custom-shape draw:style-name="gr4" draw:text-style-name="P3" draw:layer="layout" svg:width="3.7cm" svg:height="1.6cm" svg:x="9.197cm" svg:y="4.4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3.52cm" svg:height="1.673cm" svg:x="9.38cm" svg:y="4.427cm">
            <draw:text-box>
              <text:p text:style-name="P4">8 kB </text:p>
              <text:p text:style-name="P4">data buffer</text:p>
            </draw:text-box>
          </draw:frame>
        </draw:g>
        <draw:frame draw:style-name="gr3" draw:text-style-name="P9" draw:layer="layout" svg:width="5.082cm" svg:height="1.673cm" svg:x="7.718cm" svg:y="6.827cm">
          <draw:text-box>
            <text:p text:style-name="P8"><text:span text:style-name="T1">shared_buffers</text:span></text:p>
            <text:p text:style-name="P8"><text:span text:style-name="T1">(memory)</text:span></text:p>
          </draw:text-box>
        </draw:frame>
        <draw:g>
          <draw:custom-shape draw:style-name="gr7" draw:text-style-name="P10" draw:layer="layout" svg:width="3.5cm" svg:height="1.7cm" svg:x="14.1cm" svg:y="13.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1" draw:layer="layout" svg:width="2.288cm" svg:height="1.673cm" svg:x="14.6cm" svg:y="13.927cm">
            <draw:text-box>
              <text:p text:style-name="P4"><text:span text:style-name="T2">WAL</text:span></text:p>
              <text:p text:style-name="P4"><text:span text:style-name="T2">buffer</text:span></text:p>
            </draw:text-box>
          </draw:frame>
        </draw:g>
        <draw:line draw:style-name="gr8" draw:text-style-name="P6" draw:layer="layout" svg:x1="12.2cm" svg:y1="13.4cm" svg:x2="12.3cm" svg:y2="21.1cm">
          <text:p/>
        </draw:line>
        <draw:frame draw:style-name="gr3" draw:text-style-name="P13" draw:layer="layout" svg:width="5.074cm" svg:height="0.988cm" svg:x="5.6cm" svg:y="12.4cm">
          <draw:text-box>
            <text:p text:style-name="P12">$PGDATA/base</text:p>
          </draw:text-box>
        </draw:frame>
        <draw:frame draw:style-name="gr3" draw:text-style-name="P13" draw:layer="layout" svg:width="5.836cm" svg:height="0.988cm" svg:x="12.4cm" svg:y="12.512cm">
          <draw:text-box>
            <text:p text:style-name="P12">$PGDATA/pg_wal</text:p>
          </draw:text-box>
        </draw:frame>
        <draw:g>
          <draw:custom-shape draw:style-name="gr7" draw:text-style-name="P10" draw:layer="layout" svg:width="3.5cm" svg:height="1.7cm" svg:x="14.1cm" svg:y="15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1" draw:layer="layout" svg:width="2.288cm" svg:height="1.673cm" svg:x="14.6cm" svg:y="15.527cm">
            <draw:text-box>
              <text:p text:style-name="P4"><text:span text:style-name="T2">WAL</text:span></text:p>
              <text:p text:style-name="P4"><text:span text:style-name="T2">buffer</text:span></text:p>
            </draw:text-box>
          </draw:frame>
        </draw:g>
        <draw:g>
          <draw:custom-shape draw:style-name="gr7" draw:text-style-name="P10" draw:layer="layout" svg:width="3.5cm" svg:height="1.7cm" svg:x="14.1cm" svg:y="1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1" draw:layer="layout" svg:width="2.288cm" svg:height="1.673cm" svg:x="14.6cm" svg:y="19.527cm">
            <draw:text-box>
              <text:p text:style-name="P4"><text:span text:style-name="T2">WAL</text:span></text:p>
              <text:p text:style-name="P4"><text:span text:style-name="T2">buffer</text:span></text:p>
            </draw:text-box>
          </draw:frame>
        </draw:g>
        <draw:line draw:style-name="gr9" draw:text-style-name="P6" draw:layer="layout" svg:x1="15.8cm" svg:y1="17.2cm" svg:x2="15.7cm" svg:y2="19.6cm">
          <text:p/>
        </draw:line>
        <draw:path draw:style-name="gr10" draw:text-style-name="P6" draw:layer="layout" svg:width="5.118cm" svg:height="6.594cm" draw:transform="rotate (2.15216550063421) translate (3.79999999979793cm 14.5000000001328cm)" svg:viewBox="0 0 5119 6595" svg:d="M0 0c4188 0 5119 6595 5119 659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5:16:23.106822909</meta:creation-date>
    <dc:date>2020-02-17T15:54:23.112119101</dc:date>
    <meta:editing-duration>PT37M58S</meta:editing-duration>
    <meta:editing-cycles>7</meta:editing-cycles>
    <meta:generator>LibreOffice/6.1.4.2$Linux_X86_64 LibreOffice_project/9d0f32d1f0b509096fd65e0d4bec26ddd1938fd3</meta:generator>
    <meta:document-statistic meta:object-count="43"/>
  </office:meta>
</office:document-meta>
</file>